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ttre de motivation </text:p>
      <text:p text:style-name="Standard"/>
      <text:p text:style-name="Standard"/>
      <text:p text:style-name="Standard">Hassen Doghmen </text:p>
      <text:p text:style-name="Standard"><text:s/>9 rue Eugène Cretel, 91300 Massy.</text:p>
      <text:p text:style-name="Standard"><text:s text:c="4"/>Tél. : 06.35.50.20.35</text:p>
      <text:p text:style-name="Standard"><text:s text:c="4"/>E-mail : hassen.doghmen@gmail.com </text:p>
      <text:p text:style-name="Standard"/>
      <text:p text:style-name="Standard">Société</text:p>
      <text:p text:style-name="Standard">Service recrutement </text:p>
      <text:p text:style-name="Standard"/>
      <text:p text:style-name="Standard"/>
      <text:p text:style-name="Standard">Massy, le 29 septembre 2011 </text:p>
      <text:p text:style-name="Standard"/>
      <text:p text:style-name="Standard"/>
      <text:p text:style-name="Standard"/>
      <text:p text:style-name="Standard">Chère Madame, </text:p>
      <text:p text:style-name="Standard"/>
      <text:p text:style-name="Standard"><text:s text:c="4"/>Comme en témoigne votre client Avis Location dans le cadre du déploiement de son centre IP et Royal Air Maroc qui a choisi votre offre de réseaux sans fil, vous avez souhaité vous démarquer par la qualité de service de vos prestations. </text:p>
      <text:p text:style-name="Standard"/>
      <text:p text:style-name="Standard"><text:s text:c="4"/>Ainsi, en créant une nouvelle direction relation client, vous avez donné la priorité à la qualité de service, démarche permettant d’accroître la satisfaction clients. </text:p>
      <text:p text:style-name="Standard"/>
      <text:p text:style-name="Standard"><text:s text:c="4"/>Ingénieur spécialiste de l’accompagnement opérationnel en déploiement et en suivi de projets novateurs IP, je peux renforcer votre qualité de service de proximité sans rupture de la chaîne de contacts clients. </text:p>
      <text:p text:style-name="Standard"/>
      <text:p text:style-name="Standard"><text:s text:c="4"/>J’ai notamment créé et mis en place pour le compte de la société YYY une gamme complète de quatre services IP destinée aux PME et PMI. Ces services à forte valeur ajoutée ont abouti à la signature et au déploiement de vingt contrats en moins de trois mois et ont atteint les objectifs de satisfaction client. </text:p>
      <text:p text:style-name="Standard"/>
      <text:p text:style-name="Standard"><text:s text:c="4"/>Ces expériences, associées à la connaissance étendue de la gestion de comptes, de la relation client, à la maîtrise technologique fine des offres VoIP, notamment celles de NNN et de TTT, doivent contribuer à maintenir, en temps et en heure, le service qu’attendent vos clients. </text:p>
      <text:p text:style-name="Standard"/>
      <text:p text:style-name="Standard"><text:s text:c="4"/>J’apprécierais de vous rencontrer à ce sujet et étudier avec vous toute synergie possible visant à collaborer ensemble à l’atteinte de vos objectifs. À ce titre, je me permettrais de prendre contact avec votre assistante afin de solliciter un rendez-vous à votre convenance. </text:p>
      <text:p text:style-name="Standard"/>
      <text:p text:style-name="Standard"><text:s text:c="4"/>Veuillez agréer, Madame, l’expression de mes salutations distingu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onsieur Olivier Ménard </text:p>
      <text:p text:style-name="Standard">Adresse </text:p>
      <text:p text:style-name="Standard">Code postale + Ville </text:p>
      <text:p text:style-name="Standard"/>
      <text:p text:style-name="Standard"/>
      <text:p text:style-name="Standard">P..., le 20/03/XXXX </text:p>
      <text:p text:style-name="Standard"/>
      <text:p text:style-name="Standard"><text:s text:c="7"/>Madame , Monsieur, </text:p>
      <text:p text:style-name="Standard"/>
      <text:p text:style-name="Standard">Doté d'une double formation scientifique et informatique ainsi que d'une bonne maîtrise de l'anglais, je recherche un poste d'ingénieur études et développement et souhaite m'investir dans toutes les étapes du développement d'applications à haute valeur ajoutée technologique (de l'analyse à la réalisation). </text:p>
      <text:p text:style-name="Standard">Fortement intéressé par les projets mettant en oeuvre les bases de données et les architectures Client-Serveur, j'ai déjà à mon actif des réalisations sous Oracle, Developer 2000 (Forms 4.5) et Delphi C/S. Par ailleurs, je suis persuadé que mes qualités relationnelles, ma rigueur et mon sens du service me permettront de m'intégrer rapidement au sein de vos équipes de développement et de faire de notre collaboration une réussite partagée. </text:p>
      <text:p text:style-name="Standard"/>
      <text:p text:style-name="Standard">Me tenant à votre disposition pour fixer une date de rendez vous, je vous prie d'agréer, Madame, Monsieur, l'expression de mes salutations les plus distinguées. </text:p>
      <text:p text:style-name="Standard"/>
      <text:p text:style-name="Standard"/>
      <text:p text:style-name="Standard">Olivier Ménard </text:p>
      <text:p text:style-name="Standard">#----------------------------------------------------</text:p>
      <text:p text:style-name="Standard"/>
      <text:p text:style-name="Standard"/>
      <text:p text:style-name="Standard"/>
      <text:p text:style-name="Standard"/>
      <text:p text:style-name="Standard"></text:p>
      <text:p text:style-name="Standard">Je pourrais ainsi m'impliquer efficacement au sein de votre équipe.</text:p>
      <text:p text:style-name="Standard"></text:p>
      <text:p text:style-name="Standard"></text:p>
      <text:p text:style-name="Standard">Je m'intégrerais avec plaisir à votre équipe et pourraîs être </text:p>
      <text:p text:style-name="Standard">immédiatement opérationnel.</text:p>
      <text:p text:style-name="Standard"></text:p>
      <text:p text:style-name="Standard">Je serais heureux de vous rencontrer pour présenter de façon plus </text:p>
      <text:p text:style-name="Standard">approfondie les expériences mentionnées dans mon CV.</text:p>
      <text:p text:style-name="Standard"></text:p>
      <text:p text:style-name="Standard">Je vous remercie par avance pour votre réponse et vous prie d'agréer mes salutations distingu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ghmen </meta:initial-creator>
    <meta:creation-date>2011-09-29T08:45:21</meta:creation-date>
    <dc:date>2011-09-30T10:48:01</dc:date>
    <dc:creator>doghmen </dc:creator>
    <meta:editing-duration>PT00H05M55S</meta:editing-duration>
    <meta:editing-cycles>5</meta:editing-cycles>
    <meta:generator>OpenOffice.org/3.2$Linux OpenOffice.org_project/320m12$Build-9483</meta:generator>
    <meta:document-statistic meta:table-count="0" meta:image-count="0" meta:object-count="0" meta:page-count="2" meta:paragraph-count="37" meta:word-count="484" meta:character-count="3233"/>
  </office:meta>
</office:document-meta>
</file>